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399ff" svg:stroke-opacity="100%" draw:fill-color="#3399ff" draw:textarea-horizontal-align="justify" draw:textarea-vertical-align="middle" draw:auto-grow-height="false" fo:min-height="3.35cm" fo:min-width="13.516cm"/>
    </style:style>
    <style:style style:name="gr2" style:family="graphic" style:parent-style-name="standard">
      <style:graphic-properties draw:fill-color="#333333" draw:textarea-horizontal-align="justify" draw:textarea-vertical-align="middle" draw:auto-grow-height="false" fo:min-height="0.35cm" fo:min-width="13.5cm"/>
    </style:style>
    <style:style style:name="gr3" style:family="graphic" style:parent-style-name="standard">
      <style:graphic-properties draw:fill-color="#3399ff" draw:textarea-horizontal-align="justify" draw:textarea-vertical-align="middle" draw:auto-grow-height="false" fo:min-height="0.35cm" fo:min-width="13.5cm"/>
    </style:style>
    <style:style style:name="gr4" style:family="graphic" style:parent-style-name="standard">
      <style:graphic-properties svg:stroke-color="#ffffff" svg:stroke-opacity="0%" draw:fill-color="#3399ff" draw:textarea-horizontal-align="justify" draw:textarea-vertical-align="middle" draw:auto-grow-height="false" fo:min-height="2.278cm" fo:min-width="24.628cm" draw:shadow="visible" draw:shadow-opacity="28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1cm" fo:min-width="0cm"/>
    </style:style>
    <style:style style:name="gr7" style:family="graphic" style:parent-style-name="standard">
      <style:graphic-properties svg:stroke-color="#333333" draw:fill-color="#333333" draw:textarea-horizontal-align="justify" draw:textarea-vertical-align="middle" draw:auto-grow-height="false" fo:min-height="3.35cm" fo:min-width="13.5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color="#3399ff" draw:fill-color="#3399ff" draw:textarea-horizontal-align="justify" draw:textarea-vertical-align="middle" draw:auto-grow-height="false" fo:min-height="3.35cm" fo:min-width="13.5cm"/>
    </style:style>
    <style:style style:name="gr10" style:family="graphic" style:parent-style-name="standard">
      <style:graphic-properties svg:stroke-opacity="0%" draw:fill="gradient" draw:fill-gradient-name="Gradient_20_5" draw:textarea-horizontal-align="justify" draw:textarea-vertical-align="bottom" draw:auto-grow-height="false" fo:min-height="1.35cm" fo:min-width="27.53cm"/>
    </style:style>
    <style:style style:name="gr11" style:family="graphic" style:parent-style-name="standard">
      <style:graphic-properties svg:stroke-color="#333333" draw:fill-color="#333333" draw:textarea-horizontal-align="justify" draw:textarea-vertical-align="middle" draw:auto-grow-height="false" fo:min-height="0.35cm" fo:min-width="13.5cm"/>
    </style:style>
    <style:style style:name="gr12" style:family="graphic" style:parent-style-name="standard">
      <style:graphic-properties svg:stroke-color="#3399ff" draw:fill-color="#3399ff" draw:textarea-horizontal-align="justify" draw:textarea-vertical-align="middle" draw:auto-grow-height="false" fo:min-height="0.35cm" fo:min-width="13.5cm"/>
    </style:style>
    <style:style style:name="gr13" style:family="graphic" style:parent-style-name="standard">
      <style:graphic-properties svg:stroke-color="#3399ff" draw:fill-color="#3399ff" draw:textarea-horizontal-align="justify" draw:textarea-vertical-align="middle" draw:auto-grow-height="false" fo:min-height="3.35cm" fo:min-width="13.5cm"/>
    </style:style>
    <style:style style:name="gr14" style:family="graphic" style:parent-style-name="standard">
      <style:graphic-properties svg:stroke-opacity="0%" draw:fill="gradient" draw:fill-gradient-name="Gradient_20_5" draw:textarea-horizontal-align="justify" draw:textarea-vertical-align="bottom" draw:auto-grow-height="false" fo:min-height="1.35cm" fo:min-width="27.53cm" draw:shadow="hidden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3399ff"/>
      <style:paragraph-properties fo:text-align="center"/>
    </style:style>
    <style:style style:name="P2" style:family="paragraph">
      <loext:graphic-properties draw:fill-color="#333333"/>
      <style:paragraph-properties fo:text-align="center"/>
    </style:style>
    <style:style style:name="P3" style:family="paragraph">
      <style:paragraph-properties fo:text-align="center"/>
      <style:text-properties fo:color="#ffffff" style:font-name="Arial" fo:font-size="22pt" fo:font-weight="bold"/>
    </style:style>
    <style:style style:name="P4" style:family="paragraph">
      <loext:graphic-properties draw:fill-color="#3399ff"/>
      <style:paragraph-properties fo:text-align="center"/>
      <style:text-properties fo:color="#ffffff" style:font-name="Arial" fo:font-size="22pt" fo:font-weight="bold"/>
    </style:style>
    <style:style style:name="P5" style:family="paragraph">
      <style:text-properties style:font-name="Arial" fo:font-size="20pt"/>
    </style:style>
    <style:style style:name="P6" style:family="paragraph">
      <loext:graphic-properties draw:fill="none" draw:fill-color="#ffffff"/>
      <style:text-properties style:font-name="Arial" fo:font-size="20pt"/>
    </style:style>
    <style:style style:name="P7" style:family="paragraph">
      <style:paragraph-properties fo:text-align="center"/>
      <style:text-properties style:font-name="Arial" fo:font-size="18pt"/>
    </style:style>
    <style:style style:name="P8" style:family="paragraph">
      <loext:graphic-properties draw:fill="none" draw:fill-color="#ffffff"/>
      <style:paragraph-properties fo:text-align="center"/>
      <style:text-properties style:font-name="Arial" fo:font-size="18pt"/>
    </style:style>
    <style:style style:name="P9" style:family="paragraph">
      <style:paragraph-properties fo:text-align="end"/>
      <style:text-properties fo:color="#999999" style:font-name="Arial" fo:font-size="14pt" fo:font-weight="bold"/>
    </style:style>
    <style:style style:name="P10" style:family="paragraph">
      <loext:graphic-properties draw:fill-color="#333333"/>
      <style:paragraph-properties fo:text-align="end"/>
      <style:text-properties fo:color="#999999" style:font-name="Arial" fo:font-size="14pt" fo:font-weight="bold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text-align="start" fo:text-indent="0.5cm"/>
      <style:text-properties fo:color="#ffffff" style:font-name="Arial" fo:font-size="32pt"/>
    </style:style>
    <style:style style:name="P13" style:family="paragraph">
      <loext:graphic-properties draw:fill="gradient" draw:fill-gradient-name="Gradient_20_5"/>
      <style:paragraph-properties fo:margin-left="0cm" fo:margin-right="0cm" fo:text-align="start" fo:text-indent="0.5cm"/>
      <style:text-properties fo:color="#ffffff" style:font-name="Arial" fo:font-size="32pt"/>
    </style:style>
    <style:style style:name="P14" style:family="paragraph">
      <style:paragraph-properties fo:text-align="start"/>
      <style:text-properties fo:color="#cccccc" style:font-name="Arial" fo:font-size="14pt" fo:font-weight="bold"/>
    </style:style>
    <style:style style:name="P15" style:family="paragraph">
      <loext:graphic-properties draw:fill-color="#3399ff"/>
      <style:paragraph-properties fo:text-align="start"/>
      <style:text-properties fo:color="#cccccc" style:font-name="Arial" fo:font-size="14pt" fo:font-weight="bold"/>
    </style:style>
    <style:style style:name="T1" style:family="text">
      <style:text-properties fo:font-size="23pt" style:font-size-asian="23pt" style:font-size-complex="23pt"/>
    </style:style>
    <style:style style:name="T2" style:family="text">
      <style:text-properties fo:color="#b2b2b2" style:font-name="Arial"/>
    </style:style>
    <style:style style:name="T3" style:family="text">
      <style:text-properties style:font-name="Arial"/>
    </style:style>
    <style:style style:name="T4" style:family="text">
      <style:text-properties fo:color="#dddddd" style:font-name="Arial"/>
    </style:style>
    <style:style style:name="T5" style:family="text">
      <style:text-properties fo:color="#eeeeee"/>
    </style:style>
    <style:style style:name="T6" style:family="text">
      <style:text-properties fo:color="#cccccc"/>
    </style:style>
    <style:style style:name="T7" style:family="text">
      <style:text-properties fo:color="#eeeeee" style:font-name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draw:custom-shape draw:style-name="gr1" draw:text-style-name="P1" draw:layer="layout" svg:width="14.016cm" svg:height="3.6cm" draw:transform="skewX (0.00890117918517108) translate (14.02cm 0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5.4cm" svg:height="2.8cm" svg:x="1.3cm" svg:y="6.6cm">
          <text:p text:style-name="P3">Reconhecimento e Diferenciação de Sinais de Trânsito <text:span text:style-name="T1">Brasileir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8.652cm" svg:height="1.043cm" svg:x="9.674cm" svg:y="11.538cm">
          <draw:text-box>
            <text:p text:style-name="P5">Rafael Francisco Ferreira</text:p>
          </draw:text-box>
        </draw:frame>
        <draw:frame draw:style-name="gr6" draw:text-style-name="P8" draw:layer="layout" svg:width="10cm" svg:height="1.861cm" svg:x="9cm" svg:y="13.839cm">
          <draw:text-box>
            <text:p text:style-name="P7">Ciência da Computação</text:p>
            <text:p text:style-name="P7">Universidade Estadual do Paraná</text:p>
          </draw:text-box>
        </draw:frame>
        <draw:custom-shape draw:style-name="gr7" draw:text-style-name="P10" draw:layer="layout" svg:width="14cm" svg:height="3.6cm" draw:transform="skewX (0.00890117918517108)">
          <text:p text:style-name="P9"><text:span text:style-name="T2">Introdução</text:span></text:p>
          <text:p text:style-name="P9"><text:span text:style-name="T3">Fundamentação Teórica</text:span></text:p>
          <text:p text:style-name="P9"><text:span text:style-name="T3">Metodologia</text:span></text:p>
          <text:p text:style-name="P9"><text:span text:style-name="T3">Experimentos</text:span></text:p>
          <text:p text:style-name="P9"><text:span text:style-name="T3">Resultados</text:span></text:p>
          <text:p text:style-name="P9"><text:span text:style-name="T3">Conclusã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custom-shape draw:style-name="gr9" draw:text-style-name="P1" draw:layer="layout" svg:width="14cm" svg:height="3.6cm" draw:transform="skewX (0.00890117918517108) translate (14.036cm 0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8.03cm" svg:height="1.6cm" svg:x="0cm" svg:y="3.6cm">
          <text:p text:style-name="P12">Índice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4cm" svg:height="3.6cm" draw:transform="skewX (0.00890117918517108)">
          <text:p text:style-name="P9"><text:span text:style-name="T2">Introdução</text:span></text:p>
          <text:p text:style-name="P9"><text:span text:style-name="T3">Fundamentação Teórica</text:span></text:p>
          <text:p text:style-name="P9"><text:span text:style-name="T3">Metodologia</text:span></text:p>
          <text:p text:style-name="P9"><text:span text:style-name="T3">Experimentos</text:span></text:p>
          <text:p text:style-name="P9"><text:span text:style-name="T3">Resultados</text:span></text:p>
          <text:p text:style-name="P9"><text:span text:style-name="T3">Conclusã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custom-shape draw:style-name="gr7" draw:text-style-name="P10" draw:layer="layout" svg:width="14cm" svg:height="3.6cm" draw:transform="skewX (0.00890117918517108)">
          <text:p text:style-name="P9"><text:span text:style-name="T4">Introdução</text:span></text:p>
          <text:p text:style-name="P9"><text:span text:style-name="T3">Fundamentação Teórica</text:span></text:p>
          <text:p text:style-name="P9"><text:span text:style-name="T3">Metodologia</text:span></text:p>
          <text:p text:style-name="P9"><text:span text:style-name="T3">Experimentos</text:span></text:p>
          <text:p text:style-name="P9"><text:span text:style-name="T3">Resultados</text:span></text:p>
          <text:p text:style-name="P9"><text:span text:style-name="T3">Conclusão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4cm" svg:height="3.6cm" draw:transform="skewX (0.00890117918517108) translate (14.036cm 0cm)">
          <text:p text:style-name="P14"><text:span text:style-name="T5">Problema</text:span></text:p>
          <text:p text:style-name="P14">Proposta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8.03cm" svg:height="1.6cm" svg:x="0cm" svg:y="3.6cm">
          <text:p text:style-name="P12">O problema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custom-shape draw:style-name="gr7" draw:text-style-name="P10" draw:layer="layout" svg:width="14cm" svg:height="3.6cm" draw:transform="skewX (0.00890117918517108)">
          <text:p text:style-name="P9"><text:span text:style-name="T4">Introdução</text:span></text:p>
          <text:p text:style-name="P9"><text:span text:style-name="T3">Fundamentação Teórica</text:span></text:p>
          <text:p text:style-name="P9"><text:span text:style-name="T3">Metodologia</text:span></text:p>
          <text:p text:style-name="P9"><text:span text:style-name="T3">Experimentos</text:span></text:p>
          <text:p text:style-name="P9"><text:span text:style-name="T3">Resultados</text:span></text:p>
          <text:p text:style-name="P9"><text:span text:style-name="T3">Conclusão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4cm" svg:height="3.6cm" draw:transform="skewX (0.00890117918517108) translate (14.036cm 0cm)">
          <text:p text:style-name="P14"><text:span text:style-name="T6">Problema</text:span></text:p>
          <text:p text:style-name="P14"><text:span text:style-name="T5">Proposta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8.03cm" svg:height="1.6cm" svg:x="0cm" svg:y="3.6cm">
          <text:p text:style-name="P12">A proposta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custom-shape draw:style-name="gr7" draw:text-style-name="P10" draw:layer="layout" svg:width="14cm" svg:height="3.6cm" draw:transform="skewX (0.00890117918517108)">
          <text:p text:style-name="P9"><text:span text:style-name="T2">Introdução</text:span></text:p>
          <text:p text:style-name="P9"><text:span text:style-name="T4">Fundamentação Teórica</text:span></text:p>
          <text:p text:style-name="P9"><text:span text:style-name="T3">Metodologia</text:span></text:p>
          <text:p text:style-name="P9"><text:span text:style-name="T3">Experimentos</text:span></text:p>
          <text:p text:style-name="P9"><text:span text:style-name="T3">Resultados</text:span></text:p>
          <text:p text:style-name="P9"><text:span text:style-name="T3">Conclusão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4cm" svg:height="3.6cm" draw:transform="skewX (0.00890117918517108) translate (14.036cm 0cm)">
          <text:p text:style-name="P14"><text:span text:style-name="T5">Características Haar-like</text:span></text:p>
          <text:p text:style-name="P14"><text:span text:style-name="T6">Imagem Integral</text:span></text:p>
          <text:p text:style-name="P14"><text:span text:style-name="T6">AdaBoost</text:span></text:p>
          <text:p text:style-name="P14"><text:span text:style-name="T6">SIFT</text:span></text:p>
          <text:p text:style-name="P14"><text:span text:style-name="T6">KNN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8.03cm" svg:height="1.6cm" svg:x="0cm" svg:y="3.6cm">
          <text:p text:style-name="P12">Haar-like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custom-shape draw:style-name="gr7" draw:text-style-name="P10" draw:layer="layout" svg:width="14cm" svg:height="3.6cm" draw:transform="skewX (0.00890117918517108)">
          <text:p text:style-name="P9"><text:span text:style-name="T2">Introdução</text:span></text:p>
          <text:p text:style-name="P9"><text:span text:style-name="T4">Fundamentação Teórica</text:span></text:p>
          <text:p text:style-name="P9"><text:span text:style-name="T3">Metodologia</text:span></text:p>
          <text:p text:style-name="P9"><text:span text:style-name="T3">Experimentos</text:span></text:p>
          <text:p text:style-name="P9"><text:span text:style-name="T3">Resultados</text:span></text:p>
          <text:p text:style-name="P9"><text:span text:style-name="T3">Conclusão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4cm" svg:height="3.6cm" draw:transform="skewX (0.00890117918517108) translate (14.036cm 0cm)">
          <text:p text:style-name="P14"><text:span text:style-name="T6">Características Haar-like</text:span></text:p>
          <text:p text:style-name="P14"><text:span text:style-name="T5">Imagem Integral</text:span></text:p>
          <text:p text:style-name="P14"><text:span text:style-name="T6">AdaBoost</text:span></text:p>
          <text:p text:style-name="P14"><text:span text:style-name="T6">SIFT</text:span></text:p>
          <text:p text:style-name="P14"><text:span text:style-name="T6">KNN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8.03cm" svg:height="1.6cm" svg:x="0cm" svg:y="3.6cm">
          <text:p text:style-name="P12">Imagem Integral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custom-shape draw:style-name="gr7" draw:text-style-name="P10" draw:layer="layout" svg:width="14cm" svg:height="3.6cm" draw:transform="skewX (0.00890117918517108)">
          <text:p text:style-name="P9"><text:span text:style-name="T2">Introdução</text:span></text:p>
          <text:p text:style-name="P9"><text:span text:style-name="T4">Fundamentação Teórica</text:span></text:p>
          <text:p text:style-name="P9"><text:span text:style-name="T3">Metodologia</text:span></text:p>
          <text:p text:style-name="P9"><text:span text:style-name="T3">Experimentos</text:span></text:p>
          <text:p text:style-name="P9"><text:span text:style-name="T3">Resultados</text:span></text:p>
          <text:p text:style-name="P9"><text:span text:style-name="T3">Conclusão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4cm" svg:height="3.6cm" draw:transform="skewX (0.00890117918517108) translate (14.036cm 0cm)">
          <text:p text:style-name="P14"><text:span text:style-name="T6">Características Haar-like</text:span></text:p>
          <text:p text:style-name="P14"><text:span text:style-name="T6">Imagem Integral</text:span></text:p>
          <text:p text:style-name="P14"><text:span text:style-name="T5">AdaBoost</text:span></text:p>
          <text:p text:style-name="P14"><text:span text:style-name="T6">SIFT</text:span></text:p>
          <text:p text:style-name="P14"><text:span text:style-name="T6">KNN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8.03cm" svg:height="1.6cm" svg:x="0cm" svg:y="3.6cm">
          <text:p text:style-name="P12">AdaBoost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custom-shape draw:style-name="gr7" draw:text-style-name="P10" draw:layer="layout" svg:width="14cm" svg:height="3.6cm" draw:transform="skewX (0.00890117918517108)">
          <text:p text:style-name="P9"><text:span text:style-name="T2">Introdução</text:span></text:p>
          <text:p text:style-name="P9"><text:span text:style-name="T4">Fundamentação Teórica</text:span></text:p>
          <text:p text:style-name="P9"><text:span text:style-name="T3">Metodologia</text:span></text:p>
          <text:p text:style-name="P9"><text:span text:style-name="T3">Experimentos</text:span></text:p>
          <text:p text:style-name="P9"><text:span text:style-name="T3">Resultados</text:span></text:p>
          <text:p text:style-name="P9"><text:span text:style-name="T3">Conclusão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4cm" svg:height="3.6cm" draw:transform="skewX (0.00890117918517108) translate (14.036cm 0cm)">
          <text:p text:style-name="P14"><text:span text:style-name="T6">Características Haar-like</text:span></text:p>
          <text:p text:style-name="P14"><text:span text:style-name="T6">Imagem Integral</text:span></text:p>
          <text:p text:style-name="P14"><text:span text:style-name="T6">AdaBoost</text:span></text:p>
          <text:p text:style-name="P14"><text:span text:style-name="T5">SIFT</text:span></text:p>
          <text:p text:style-name="P14"><text:span text:style-name="T6">KNN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8.03cm" svg:height="1.6cm" svg:x="0cm" svg:y="3.6cm">
          <text:p text:style-name="P12">SIFT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custom-shape draw:style-name="gr7" draw:text-style-name="P10" draw:layer="layout" svg:width="14cm" svg:height="3.6cm" draw:transform="skewX (0.00890117918517108)">
          <text:p text:style-name="P9"><text:span text:style-name="T2">Introdução</text:span></text:p>
          <text:p text:style-name="P9"><text:span text:style-name="T4">Fundamentação Teórica</text:span></text:p>
          <text:p text:style-name="P9"><text:span text:style-name="T3">Metodologia</text:span></text:p>
          <text:p text:style-name="P9"><text:span text:style-name="T3">Experimentos</text:span></text:p>
          <text:p text:style-name="P9"><text:span text:style-name="T3">Resultados</text:span></text:p>
          <text:p text:style-name="P9"><text:span text:style-name="T3">Conclusão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4cm" svg:height="3.6cm" draw:transform="skewX (0.00890117918517108) translate (14.036cm 0cm)">
          <text:p text:style-name="P14"><text:span text:style-name="T6">Características Haar-like</text:span></text:p>
          <text:p text:style-name="P14"><text:span text:style-name="T6">Imagem Integral</text:span></text:p>
          <text:p text:style-name="P14"><text:span text:style-name="T6">AdaBoost</text:span></text:p>
          <text:p text:style-name="P14"><text:span text:style-name="T6">SIFT</text:span></text:p>
          <text:p text:style-name="P14"><text:span text:style-name="T5">KNN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8.03cm" svg:height="1.6cm" svg:x="0cm" svg:y="3.6cm">
          <text:p text:style-name="P12">KNN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draw:custom-shape draw:style-name="gr7" draw:text-style-name="P10" draw:layer="layout" svg:width="14cm" svg:height="3.6cm" draw:transform="skewX (0.00890117918517108)">
          <text:p text:style-name="P9"><text:span text:style-name="T2">Introdução</text:span></text:p>
          <text:p text:style-name="P9"><text:span text:style-name="T2">Fundamentação Teórica</text:span></text:p>
          <text:p text:style-name="P9"><text:span text:style-name="T7">Metodologia</text:span></text:p>
          <text:p text:style-name="P9"><text:span text:style-name="T3">Experimentos</text:span></text:p>
          <text:p text:style-name="P9"><text:span text:style-name="T3">Resultados</text:span></text:p>
          <text:p text:style-name="P9"><text:span text:style-name="T3">Conclusão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4cm" svg:height="3.6cm" draw:transform="skewX (0.00890117918517108) translate (14.036cm 0cm)">
          <text:p text:style-name="P14"><text:span text:style-name="T6"/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8.03cm" svg:height="1.6cm" svg:x="0cm" svg:y="3.6cm">
          <text:p text:style-name="P12">Metodologia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draw:custom-shape draw:style-name="gr7" draw:text-style-name="P10" draw:layer="layout" svg:width="14cm" svg:height="3.6cm" draw:transform="skewX (0.00890117918517108)">
          <text:p text:style-name="P9"><text:span text:style-name="T2">Introdução</text:span></text:p>
          <text:p text:style-name="P9"><text:span text:style-name="T2">Fundamentação Teórica</text:span></text:p>
          <text:p text:style-name="P9"><text:span text:style-name="T2">Metodologia</text:span></text:p>
          <text:p text:style-name="P9"><text:span text:style-name="T7">Experimentos</text:span></text:p>
          <text:p text:style-name="P9"><text:span text:style-name="T3">Resultados</text:span></text:p>
          <text:p text:style-name="P9"><text:span text:style-name="T3">Conclusão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4cm" svg:height="3.6cm" draw:transform="skewX (0.00890117918517108) translate (14.036cm 0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8.03cm" svg:height="1.6cm" svg:x="0cm" svg:y="3.6cm">
          <text:p text:style-name="P12">Experimentos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draw:custom-shape draw:style-name="gr7" draw:text-style-name="P10" draw:layer="layout" svg:width="14cm" svg:height="3.6cm" draw:transform="skewX (0.00890117918517108)">
          <text:p text:style-name="P9"><text:span text:style-name="T2">Introdução</text:span></text:p>
          <text:p text:style-name="P9"><text:span text:style-name="T2">Fundamentação Teórica</text:span></text:p>
          <text:p text:style-name="P9"><text:span text:style-name="T2">Metodologia</text:span></text:p>
          <text:p text:style-name="P9"><text:span text:style-name="T2">Experimentos</text:span></text:p>
          <text:p text:style-name="P9"><text:span text:style-name="T7">Resultados</text:span></text:p>
          <text:p text:style-name="P9"><text:span text:style-name="T3">Conclusão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4cm" svg:height="3.6cm" draw:transform="skewX (0.00890117918517108) translate (14.036cm 0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8.03cm" svg:height="1.6cm" svg:x="0cm" svg:y="3.6cm">
          <text:p text:style-name="P12">Resultados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draw:custom-shape draw:style-name="gr7" draw:text-style-name="P10" draw:layer="layout" svg:width="14cm" svg:height="3.6cm" draw:transform="skewX (0.00890117918517108)">
          <text:p text:style-name="P9"><text:span text:style-name="T2">Introdução</text:span></text:p>
          <text:p text:style-name="P9"><text:span text:style-name="T2">Fundamentação Teórica</text:span></text:p>
          <text:p text:style-name="P9"><text:span text:style-name="T2">Metodologia</text:span></text:p>
          <text:p text:style-name="P9"><text:span text:style-name="T2">Experimentos</text:span></text:p>
          <text:p text:style-name="P9"><text:span text:style-name="T2">Resultados</text:span></text:p>
          <text:p text:style-name="P9"><text:span text:style-name="T7">Conclusão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4cm" svg:height="3.6cm" draw:transform="skewX (0.00890117918517108) translate (14.036cm 0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8.03cm" svg:height="1.6cm" svg:x="0cm" svg:y="3.6cm">
          <text:p text:style-name="P12">Conclusão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5" draw:display-name="Gradient 5" draw:style="linear" draw:start-color="#3399ff" draw:end-color="#111111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19:22:38.059000000</meta:creation-date>
    <dc:date>2017-11-13T20:37:49.397000000</dc:date>
    <meta:editing-duration>PT43M40S</meta:editing-duration>
    <meta:editing-cycles>10</meta:editing-cycles>
    <meta:generator>LibreOffice/5.2.7.2$Windows_x86 LibreOffice_project/2b7f1e640c46ceb28adf43ee075a6e8b8439ed10</meta:generator>
    <meta:document-statistic meta:object-count="114"/>
  </office:meta>
</office:document-meta>
</file>